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draw:stroke-dash="Ultrafine_20_Dashed" svg:stroke-color="#999999" draw:marker-end="" draw:marker-end-width="0.3cm" draw:fill="none" draw:textarea-vertical-align="middle"/>
    </style:style>
    <style:style style:name="gr3" style:family="graphic" style:parent-style-name="standard">
      <style:graphic-properties svg:stroke-color="#666666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9999ff" draw:fill="solid" draw:fill-color="#9999ff" draw:auto-grow-height="false" fo:min-height="0.749cm" fo:min-width="0.499cm" fo:wrap-option="no-wrap"/>
    </style:style>
    <style:style style:name="gr5" style:family="graphic" style:parent-style-name="standard">
      <style:graphic-properties svg:stroke-width="0.05cm" svg:stroke-color="#666666" draw:marker-start-width="0.275cm" draw:marker-end-width="0.27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Ultrafine_20_Dashed" svg:stroke-color="#e6e6e6" draw:marker-start="" draw:marker-end="" draw:fill="solid" draw:fill-color="#cccccc" draw:textarea-horizontal-align="justify" draw:textarea-vertical-align="middle" draw:auto-grow-height="false"/>
    </style:style>
    <style:style style:name="gr7" style:family="graphic" style:parent-style-name="objectwithoutfill">
      <style:graphic-properties draw:stroke="solid" draw:stroke-dash="Ultrafine_20_Dashed" svg:stroke-color="#999999" draw:marker-start="" draw:marker-end="" draw:marker-end-width="0.3cm" draw:fill="none" draw:textarea-vertical-align="middle"/>
    </style:style>
    <style:style style:name="gr8" style:family="graphic" style:parent-style-name="objectwithoutfill">
      <style:graphic-properties draw:stroke="solid" draw:stroke-dash="Ultrafine_20_Dashed" svg:stroke-width="0.1cm" svg:stroke-color="#9999ff" draw:marker-start="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color="#aecf00" draw:marker-end="" draw:fill-color="#aecf00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cm" svg:stroke-color="#9999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color="#9999ff" draw:marker-end="" draw:fill="solid" draw:fill-color="#9999ff" draw:auto-grow-height="false" fo:min-height="0.749cm" fo:min-width="0.499cm" fo:wrap-option="no-wrap"/>
    </style:style>
    <style:style style:name="gr12" style:family="graphic" style:parent-style-name="standard">
      <style:graphic-properties svg:stroke-color="#aecf00" draw:fill="solid" draw:fill-color="#aecf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0.348cm"/>
    </style:style>
    <style:style style:name="gr14" style:family="graphic" style:parent-style-name="standard">
      <style:graphic-properties draw:stroke="none" svg:stroke-color="#000000" draw:fill="none" draw:fill-color="#ffffff" fo:min-height="0.4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1.2cm"/>
    </style:style>
    <style:style style:name="gr16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414cm" fo:min-width="0cm"/>
    </style:style>
    <style:style style:name="gr17" style:family="graphic" style:parent-style-name="standard">
      <style:graphic-properties svg:stroke-color="#aecf00" draw:fill-color="#aecf00" draw:textarea-horizontal-align="justify" draw:textarea-vertical-align="middle" draw:auto-grow-height="false"/>
    </style:style>
    <style:style style:name="gr18" style:family="graphic" style:parent-style-name="objectwithoutfill">
      <style:graphic-properties svg:stroke-width="0.05cm" svg:stroke-color="#9999ff" draw:marker-start-width="0.125cm" draw:marker-end="Arrow" draw:marker-end-width="0.22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draw:stroke="solid" draw:stroke-dash="Ultrafine_20_Dashed" svg:stroke-width="0cm" svg:stroke-color="#999999" draw:marker-start-width="0.2cm" draw:marker-end="Arrowheads_20_3" draw:marker-end-width="0.3cm" draw:fill="none" draw:textarea-vertical-align="middle" fo:padding-top="0.125cm" fo:padding-bottom="0.125cm" fo:padding-left="0.25cm" fo:padding-right="0.25cm"/>
    </style:style>
    <style:style style:name="gr20" style:family="graphic" style:parent-style-name="objectwithoutfill">
      <style:graphic-properties draw:stroke="solid" svg:stroke-color="#999999" draw:marker-end="" draw:marker-end-width="0.3cm" draw:fill="none" draw:textarea-vertical-align="middle"/>
    </style:style>
    <style:style style:name="gr21" style:family="graphic" style:parent-style-name="standard">
      <style:graphic-properties svg:stroke-color="#808080" draw:fill-color="#ffffff" draw:textarea-horizontal-align="justify" draw:textarea-vertical-align="middle" draw:auto-grow-height="false"/>
    </style:style>
    <style:style style:name="gr22" style:family="graphic" style:parent-style-name="objectwithoutfill">
      <style:graphic-properties draw:stroke="solid" draw:stroke-dash="Ultrafine_20_Dashed" svg:stroke-width="0.05cm" svg:stroke-color="#999999" draw:marker-start-width="0.275cm" draw:marker-end="Arrowheads_20_3" draw:marker-end-width="0.37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style:text-properties fo:font-size="10.5pt" style:font-size-asian="10.5pt" style:font-size-complex="10.5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family="Arial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13" style:family="paragraph">
      <style:paragraph-properties fo:text-align="center"/>
      <style:text-properties fo:color="#808080" fo:font-style="italic" fo:font-weight="bold" style:font-style-asian="italic" style:font-weight-asian="bold" style:font-style-complex="italic" style:font-weight-complex="bold"/>
    </style:style>
    <style:style style:name="P14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5" style:family="paragraph">
      <style:paragraph-properties fo:text-align="center"/>
      <style:text-properties fo:font-size="10pt" style:font-size-asian="10pt" style:font-size-complex="10pt"/>
    </style:style>
    <style:style style:name="P16" style:family="paragraph">
      <style:text-properties fo:font-size="8pt" style:font-size-asian="8pt" style:font-size-complex="8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style:font-size-asian="4pt" style:font-size-complex="4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4" style:family="text">
      <style:text-properties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font-family="'Courier 10 Pitch'" style:font-pitch="fixed" fo:font-size="12pt" style:font-size-asian="12pt" style:font-size-complex="12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7pt" style:font-size-asian="6pt" style:font-size-complex="6pt"/>
    </style:style>
    <style:style style:name="T18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9" style:family="text">
      <style:text-properties fo:font-size="11pt" fo:font-weight="bold" style:font-size-asian="11pt" style:font-weight-asian="bold" style:font-size-complex="11pt" style:font-weight-complex="bol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2" style:family="text"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80808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6cm" svg:height="4.1cm" svg:x="1.7cm" svg:y="1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draw:line-skew="-1.501cm" svg:x1="8.3cm" svg:y1="14.65cm" svg:x2="16.1cm" svg:y2="17.699cm" draw:start-shape="id1" draw:start-glue-point="1" draw:end-shape="id2" draw:end-glue-point="3" svg:d="m8300 14650c3600 0-300 3049 7800 3049" svg:viewBox="0 0 7801 3050">
          <text:p/>
        </draw:connector>
        <draw:custom-shape draw:style-name="gr3" draw:text-style-name="P2" xml:id="id13" draw:id="id13" draw:layer="layout" svg:width="2.402cm" svg:height="2.902cm" svg:x="16.292cm" svg:y="12.191cm">
          <text:p text:style-name="P1"><text:span text:style-name="T1">Pressed</text:span></text:p>
          <text:p text:style-name="P1"><text:span text:style-name="T1">Json</text:span></text:p>
          <text:p text:style-name="P1"><text:span text:style-name="T2">DRAF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xml:id="id11" draw:id="id11" draw:layer="layout" svg:width="2.402cm" svg:height="2.902cm" svg:x="12.793cm" svg:y="12.192cm">
          <text:p text:style-name="P1"><text:span text:style-name="T1">Pressed</text:span></text:p>
          <text:p text:style-name="P1"><text:span text:style-name="T1">Json</text:span></text:p>
          <text:p text:style-name="P1"><text:span text:style-name="T2">DRAF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layer="layout" svg:width="2.402cm" svg:height="2.902cm" svg:x="12.594cm" svg:y="11.993cm">
          <text:p text:style-name="P1"><text:span text:style-name="T1">Pressed</text:span></text:p>
          <text:p text:style-name="P1"><text:span text:style-name="T1">Json</text:span></text:p>
          <text:p text:style-name="P1"><text:span text:style-name="T2">DRAF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3" xml:id="id7" draw:id="id7" draw:layer="layout" svg:width="2.6cm" svg:height="1.701cm" svg:x="2.1cm" svg:y="3.799cm">
          <text:p text:style-name="P1"><text:span text:style-name="T3">fronts</text:span></text:p>
          <text:p text:style-name="P1"><text:span text:style-name="T3">tool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3" xml:id="id9" draw:id="id9" draw:layer="layout" svg:width="2.6cm" svg:height="1.702cm" svg:x="5.3cm" svg:y="3.798cm">
          <text:p text:style-name="P1"><text:span text:style-name="T3">config</text:span></text:p>
          <text:p text:style-name="P1"><text:span text:style-name="T3">tool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2" xml:id="id10" draw:id="id10" draw:layer="layout" svg:width="2.402cm" svg:height="2.902cm" svg:x="5.396cm" svg:y="13.095cm">
          <text:p text:style-name="P1"><text:span text:style-name="T4"/></text:p>
          <text:p text:style-name="P1"><text:span text:style-name="T4"/></text:p>
          <text:p text:style-name="P1"><text:span text:style-name="T4">config</text:span></text:p>
          <text:p text:style-name="P1"><text:span text:style-name="T4">.json</text:span></text:p>
          <text:p text:style-name="P1"><text:span text:style-name="T1"/></text:p>
          <text:p text:style-name="P1"><text:span text:style-name="T5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" xml:id="id3" draw:id="id3" draw:layer="layout" svg:width="2.9cm" svg:height="2cm" svg:x="15.5cm" svg:y="3.6cm">
          <text:p text:style-name="P1"><text:span text:style-name="T6">CAPI</text:span></text:p>
          <text:p text:style-name="P1"><text:span text:style-name="T7"/></text:p>
          <text:p text:style-name="P1"><text:span text:style-name="T8">LIV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4" xml:id="id17" draw:id="id17" draw:layer="layout" svg:width="2.8cm" svg:height="2.002cm" svg:x="12.2cm" svg:y="3.598cm">
          <text:p text:style-name="P1"><text:span text:style-name="T6">CAPI</text:span></text:p>
          <text:p text:style-name="P1"><text:span text:style-name="T7"/></text:p>
          <text:p text:style-name="P5"><text:span text:style-name="T8">PREVIE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2.402cm" svg:height="2.902cm" svg:x="2.598cm" svg:y="13.497cm">
          <text:p text:style-name="P1"><text:span text:style-name="T9">Collection</text:span></text:p>
          <text:p text:style-name="P1"><text:span text:style-name="T9">json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2.402cm" svg:height="2.902cm" svg:x="2.397cm" svg:y="13.296cm">
          <text:p text:style-name="P1"><text:span text:style-name="T9">Collection</text:span></text:p>
          <text:p text:style-name="P1"><text:span text:style-name="T9">js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2.402cm" svg:height="2.902cm" svg:x="2.197cm" svg:y="13.096cm">
          <text:p text:style-name="P1"><text:span text:style-name="T9">*Collection</text:span></text:p>
          <text:p text:style-name="P1"><text:span text:style-name="T9">js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2.402cm" svg:height="2.902cm" svg:x="2.598cm" svg:y="13.496cm">
          <text:p text:style-name="P1"><text:span text:style-name="T9">Collection</text:span></text:p>
          <text:p text:style-name="P1"><text:span text:style-name="T9">json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2.402cm" svg:height="2.902cm" svg:x="2.397cm" svg:y="13.295cm">
          <text:p text:style-name="P1"><text:span text:style-name="T9">Collection</text:span></text:p>
          <text:p text:style-name="P1"><text:span text:style-name="T9">js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xml:id="id8" draw:id="id8" draw:layer="layout" svg:width="2.402cm" svg:height="2.902cm" svg:x="2.197cm" svg:y="13.095cm">
          <text:p text:style-name="P1"><text:span text:style-name="T10"/></text:p>
          <text:p text:style-name="P1"><text:span text:style-name="T11">collection</text:span></text:p>
          <text:p text:style-name="P1"><text:span text:style-name="T11">.js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1" draw:layer="layout" draw:type="curve" svg:x1="16.95cm" svg:y1="5.6cm" svg:x2="15.3cm" svg:y2="7.4cm" draw:start-shape="id3" draw:end-shape="id4" draw:end-glue-point="0" svg:d="m16950 5600c0 1351-1650 452-1650 1800" svg:viewBox="0 0 1651 1801">
          <text:p/>
        </draw:connector>
        <draw:connector draw:style-name="gr7" draw:text-style-name="P1" draw:layer="layout" draw:type="curve" draw:line-skew="0.799cm" svg:x1="8.3cm" svg:y1="14.65cm" svg:x2="13.3cm" svg:y2="9.05cm" draw:start-shape="id1" draw:start-glue-point="1" draw:end-shape="id5" draw:end-glue-point="3" svg:d="m8300 14650c4950 0 2450-5600 5000-5600" svg:viewBox="0 0 5001 5601">
          <text:p/>
        </draw:connector>
        <draw:connector draw:style-name="gr8" draw:text-style-name="P1" draw:layer="layout" draw:type="curve" svg:x1="15.3cm" svg:y1="9.6cm" svg:x2="17.096cm" svg:y2="11.794cm" draw:start-shape="id5" draw:start-glue-point="2" draw:end-shape="id6" draw:end-glue-point="4" svg:d="m15300 9600c0 1647 1796 550 1796 2194" svg:viewBox="0 0 1797 2195">
          <text:p/>
        </draw:connector>
        <draw:custom-shape draw:style-name="gr9" draw:text-style-name="P6" xml:id="id12" draw:id="id12" draw:layer="layout" svg:width="2.8cm" svg:height="0.9cm" svg:x="12.6cm" svg:y="16cm">
          <text:p text:style-name="P6"><text:span text:style-name="T12">previe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2" draw:id="id2" draw:layer="layout" svg:width="2.8cm" svg:height="0.799cm" svg:x="16.1cm" svg:y="17.3cm">
          <text:p text:style-name="P1"><text:span text:style-name="T13">facia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xml:id="id16" draw:id="id16" draw:layer="layout" svg:width="2.402cm" svg:height="2.902cm" svg:x="12.395cm" svg:y="11.794cm">
          <text:p text:style-name="P1"><text:span text:style-name="T2">pressed</text:span></text:p>
          <text:p text:style-name="P1"><text:span text:style-name="T2">.json</text:span></text:p>
          <text:p text:style-name="P1"><text:span text:style-name="T2"/></text:p>
          <text:p text:style-name="P1"><text:span text:style-name="T14">PREVIEW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layer="layout" svg:width="2.402cm" svg:height="2.902cm" svg:x="16.091cm" svg:y="11.99cm">
          <text:p text:style-name="P1"><text:span text:style-name="T1">Pressed</text:span></text:p>
          <text:p text:style-name="P1"><text:span text:style-name="T1">Json</text:span></text:p>
          <text:p text:style-name="P1"><text:span text:style-name="T2">DRAF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7" xml:id="id6" draw:id="id6" draw:layer="layout" svg:width="2.402cm" svg:height="2.902cm" svg:x="15.895cm" svg:y="11.794cm">
          <text:p text:style-name="P1"><text:span text:style-name="T2">pressed</text:span></text:p>
          <text:p text:style-name="P1"><text:span text:style-name="T2">.json</text:span></text:p>
          <text:p text:style-name="P1"><text:span text:style-name="T2"/></text:p>
          <text:p text:style-name="P1"><text:span text:style-name="T14">LIV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0" draw:text-style-name="P1" draw:layer="layout" draw:type="curve" svg:x1="3.4cm" svg:y1="5.5cm" svg:x2="3.398cm" svg:y2="13.095cm" draw:start-shape="id7" draw:start-glue-point="2" draw:end-shape="id8" svg:d="m3400 5500c0 5697-2 1900-2 7595" svg:viewBox="0 0 3 7596">
          <text:p/>
        </draw:connector>
        <draw:connector draw:style-name="gr10" draw:text-style-name="P1" draw:layer="layout" draw:type="curve" svg:x1="6.6cm" svg:y1="5.5cm" svg:x2="6.597cm" svg:y2="13.095cm" draw:start-shape="id9" draw:start-glue-point="2" draw:end-shape="id10" draw:end-glue-point="4" svg:d="m6600 5500c0 5679-3 1882-3 7595" svg:viewBox="0 0 4 7596">
          <text:p/>
        </draw:connector>
        <draw:connector draw:style-name="gr2" draw:text-style-name="P1" draw:layer="layout" draw:type="curve" svg:x1="13.994cm" svg:y1="15.094cm" svg:x2="14cm" svg:y2="16cm" draw:start-shape="id11" draw:start-glue-point="6" draw:end-shape="id12" draw:end-glue-point="0" svg:d="m13994 15094c0 681 6 228 6 906" svg:viewBox="0 0 7 907">
          <text:p/>
        </draw:connector>
        <draw:connector draw:style-name="gr2" draw:text-style-name="P1" draw:layer="layout" draw:type="curve" svg:x1="17.493cm" svg:y1="15.093cm" svg:x2="17.5cm" svg:y2="17.3cm" draw:start-shape="id13" draw:start-glue-point="6" draw:end-shape="id2" draw:end-glue-point="0" svg:d="m17493 15093c0 1656 7 553 7 2207" svg:viewBox="0 0 8 2208">
          <text:p/>
        </draw:connector>
        <draw:custom-shape draw:style-name="gr11" draw:text-style-name="P3" xml:id="id14" draw:id="id14" draw:layer="layout" svg:width="2.6cm" svg:height="1.901cm" svg:x="12.7cm" svg:y="18.298cm">
          <text:p text:style-name="P1"><text:span text:style-name="T15">/front</text:span></text:p>
          <text:p text:style-name="P1"><text:span text:style-name="T16"/></text:p>
          <text:p text:style-name="P1"><text:span text:style-name="T16">PREVIEW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3" xml:id="id15" draw:id="id15" draw:layer="layout" svg:width="2.6cm" svg:height="1.901cm" svg:x="16.2cm" svg:y="19.197cm">
          <text:p text:style-name="P1"><text:span text:style-name="T15">/front</text:span></text:p>
          <text:p text:style-name="P1"><text:span text:style-name="T17"/></text:p>
          <text:p text:style-name="P1"><text:span text:style-name="T8">LIVE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2" draw:text-style-name="P1" draw:layer="layout" draw:type="curve" svg:x1="14cm" svg:y1="16.9cm" svg:x2="14cm" svg:y2="18.298cm" draw:start-shape="id12" draw:start-glue-point="2" draw:end-shape="id14" draw:end-glue-point="0" svg:d="m14000 16900v1398" svg:viewBox="0 0 1 1399">
          <text:p/>
        </draw:connector>
        <draw:connector draw:style-name="gr2" draw:text-style-name="P1" draw:layer="layout" draw:type="curve" svg:x1="17.5cm" svg:y1="18.099cm" svg:x2="17.5cm" svg:y2="19.197cm" draw:start-shape="id2" draw:start-glue-point="2" draw:end-shape="id15" draw:end-glue-point="0" svg:d="m17500 18099v1098" svg:viewBox="0 0 1 1099">
          <text:p/>
        </draw:connector>
        <draw:custom-shape draw:style-name="gr12" draw:text-style-name="P8" xml:id="id18" draw:id="id18" draw:layer="layout" svg:width="2.599cm" svg:height="0.8cm" svg:x="8.1cm" svg:y="11.2cm">
          <text:p text:style-name="P6"><text:span text:style-name="T18">adm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8.3cm" svg:y1="14.65cm" svg:x2="12.6cm" svg:y2="16.45cm" draw:start-shape="id1" draw:start-glue-point="1" draw:end-shape="id12" draw:end-glue-point="3" svg:d="m8300 14650c3226 0 1077 1800 4300 1800" svg:viewBox="0 0 4301 1801">
          <text:p/>
        </draw:connector>
        <draw:connector draw:style-name="gr10" draw:text-style-name="P1" draw:layer="layout" draw:type="curve" svg:x1="15.3cm" svg:y1="9.6cm" svg:x2="13.596cm" svg:y2="11.794cm" draw:start-shape="id5" draw:end-shape="id16" svg:d="m15300 9600c0 1647-1704 550-1704 2194" svg:viewBox="0 0 1705 2195">
          <text:p/>
        </draw:connector>
        <draw:connector draw:style-name="gr7" draw:text-style-name="P1" draw:layer="layout" draw:type="curve" svg:x1="13.6cm" svg:y1="5.6cm" svg:x2="15.3cm" svg:y2="7.4cm" draw:start-shape="id17" draw:start-glue-point="7" draw:end-shape="id4" draw:end-glue-point="0" svg:d="m13600 5600c0 1351 1700 452 1700 1800" svg:viewBox="0 0 1701 1801">
          <text:p/>
        </draw:connector>
        <draw:connector draw:style-name="gr2" draw:text-style-name="P1" draw:layer="layout" draw:type="curve" draw:line-skew="-0.316cm" svg:x1="13.6cm" svg:y1="3.598cm" svg:x2="3.4cm" svg:y2="3.799cm" draw:start-shape="id17" draw:start-glue-point="5" draw:end-shape="id7" draw:end-glue-point="0" svg:d="m13600 3598c0-1225-10200-1326-10200 201" svg:viewBox="0 0 10201 1134">
          <text:p/>
        </draw:connector>
        <draw:frame draw:style-name="gr13" draw:text-style-name="P9" draw:layer="layout" svg:width="0.7cm" svg:height="0.683cm" svg:x="1.7cm" svg:y="21.7cm">
          <draw:text-box>
            <text:p><text:span text:style-name="T19">A</text:span></text:p>
          </draw:text-box>
        </draw:frame>
        <draw:frame draw:style-name="gr14" draw:text-style-name="P9" draw:layer="layout" svg:width="0.7cm" svg:height="0.7cm" svg:x="4.1cm" svg:y="21.7cm">
          <draw:text-box>
            <text:p><text:span text:style-name="T19">B</text:span></text:p>
          </draw:text-box>
        </draw:frame>
        <draw:frame draw:style-name="gr15" draw:text-style-name="P10" draw:layer="layout" svg:width="1.81cm" svg:height="0.7cm" svg:x="2.1cm" svg:y="21.9cm">
          <draw:text-box>
            <text:p><text:span text:style-name="T20">writes to</text:span></text:p>
          </draw:text-box>
        </draw:frame>
        <draw:frame draw:style-name="gr16" draw:text-style-name="P11" draw:layer="layout" svg:width="2.026cm" svg:height="0.664cm" svg:x="2.1cm" svg:y="22.8cm">
          <draw:text-box>
            <text:p><text:span text:style-name="T20">is read by</text:span></text:p>
          </draw:text-box>
        </draw:frame>
        <draw:custom-shape draw:style-name="gr17" draw:text-style-name="P1" draw:layer="layout" svg:width="2.401cm" svg:height="0.802cm" svg:x="1.999cm" svg:y="17.598cm">
          <text:p text:style-name="P1"><text:span text:style-name="T21">application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1.301cm" svg:height="0.803cm" svg:x="1.999cm" svg:y="20.497cm">
          <text:p text:style-name="P1"><text:span text:style-name="T22">UI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18" draw:text-style-name="P1" draw:layer="layout" draw:type="curve" svg:x1="2.275cm" svg:y1="21.988cm" svg:x2="4.275cm" svg:y2="21.988cm" svg:d="m2275 21988h2000" svg:viewBox="0 0 2001 1">
          <text:p/>
        </draw:connector>
        <draw:frame draw:style-name="gr13" draw:text-style-name="P9" draw:layer="layout" svg:width="0.7cm" svg:height="0.683cm" svg:x="1.7cm" svg:y="22.6cm">
          <draw:text-box>
            <text:p><text:span text:style-name="T19">A</text:span></text:p>
          </draw:text-box>
        </draw:frame>
        <draw:frame draw:style-name="gr14" draw:text-style-name="P9" draw:layer="layout" svg:width="0.7cm" svg:height="0.7cm" svg:x="4.1cm" svg:y="22.6cm">
          <draw:text-box>
            <text:p><text:span text:style-name="T19">B</text:span></text:p>
          </draw:text-box>
        </draw:frame>
        <draw:connector draw:style-name="gr19" draw:text-style-name="P1" draw:layer="layout" draw:type="curve" svg:x1="2.275cm" svg:y1="22.888cm" svg:x2="4.275cm" svg:y2="22.888cm" svg:d="m2275 22888h2000" svg:viewBox="0 0 2001 1">
          <text:p/>
        </draw:connector>
        <draw:connector draw:style-name="gr10" draw:text-style-name="P1" draw:layer="layout" draw:type="curve" svg:x1="9.399cm" svg:y1="11.2cm" svg:x2="9.4cm" svg:y2="10.298cm" draw:start-shape="id18" draw:start-glue-point="0" draw:end-shape="id19" draw:end-glue-point="6" svg:d="m9399 11200c0-675 1-224 1-902" svg:viewBox="0 0 2 903">
          <text:p/>
        </draw:connector>
        <draw:connector draw:style-name="gr20" draw:text-style-name="P1" draw:layer="layout" draw:type="curve" svg:x1="15.3cm" svg:y1="7.9cm" svg:x2="15.3cm" svg:y2="8.5cm" draw:start-shape="id4" draw:start-glue-point="2" draw:end-shape="id5" svg:d="m15300 7900v600" svg:viewBox="0 0 1 601">
          <text:p/>
        </draw:connector>
        <draw:custom-shape draw:style-name="gr21" draw:text-style-name="P13" xml:id="id19" draw:id="id19" draw:layer="layout" svg:width="2.8cm" svg:height="1.098cm" svg:x="8cm" svg:y="9.2cm">
          <text:p text:style-name="P1"><text:span text:style-name="T23">SQS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2" draw:text-style-name="P14" xml:id="id20" draw:id="id20" draw:layer="layout" svg:width="4cm" svg:height="1.1cm" svg:x="3cm" svg:y="7.899cm">
          <text:p text:style-name="P1"><text:span text:style-name="T13">facia-tool*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xml:id="id5" draw:id="id5" draw:layer="layout" svg:width="4cm" svg:height="1.1cm" svg:x="13.3cm" svg:y="8.5cm">
          <text:p text:style-name="P1"><text:span text:style-name="T13">facia-press*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curve" svg:x1="7cm" svg:y1="8.449cm" svg:x2="7.999cm" svg:y2="8.448cm" draw:start-shape="id20" draw:start-glue-point="1" draw:end-shape="id21" draw:end-glue-point="5" svg:d="m7000 8449c750 0 251-1 999-1" svg:viewBox="0 0 1000 2">
          <text:p/>
        </draw:connector>
        <draw:custom-shape draw:style-name="gr21" draw:text-style-name="P13" xml:id="id21" draw:id="id21" draw:layer="layout" svg:width="2.8cm" svg:height="1.098cm" svg:x="7.999cm" svg:y="7.899cm">
          <text:p text:style-name="P1"><text:span text:style-name="T23">SQS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22" draw:text-style-name="P1" draw:layer="layout" draw:type="curve" svg:x1="10.8cm" svg:y1="9.749cm" svg:x2="13.3cm" svg:y2="9.05cm" draw:start-shape="id19" draw:start-glue-point="8" draw:end-shape="id5" draw:end-glue-point="3" svg:d="m10800 9749c1876 0 627-699 2500-699" svg:viewBox="0 0 2501 700">
          <text:p/>
        </draw:connector>
        <draw:connector draw:style-name="gr22" draw:text-style-name="P1" draw:layer="layout" draw:type="curve" svg:x1="10.799cm" svg:y1="8.448cm" svg:x2="13.3cm" svg:y2="9.05cm" draw:start-shape="id21" draw:start-glue-point="8" draw:end-shape="id5" draw:end-glue-point="3" svg:d="m10799 8448c1876 0 626 602 2501 602" svg:viewBox="0 0 2502 603">
          <text:p/>
        </draw:connector>
        <draw:connector draw:style-name="gr2" draw:text-style-name="P1" draw:layer="layout" draw:type="curve" svg:x1="8.3cm" svg:y1="14.65cm" svg:x2="9.399cm" svg:y2="12cm" draw:start-shape="id1" draw:start-glue-point="1" draw:end-shape="id18" draw:end-glue-point="2" svg:d="m8300 14650c733 0 1099-883 1099-2650" svg:viewBox="0 0 1100 2651">
          <text:p/>
        </draw:connector>
        <draw:custom-shape draw:style-name="gr23" draw:text-style-name="P15" xml:id="id4" draw:id="id4" draw:layer="layout" svg:width="2.6cm" svg:height="0.5cm" svg:x="14cm" svg:y="7.4cm">
          <text:p text:style-name="P15">memcach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5" draw:layer="layout" svg:width="2.402cm" svg:height="0.8cm" svg:x="1.996cm" svg:y="19.3cm">
          <text:p text:style-name="P15">S3 fil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5" draw:text-style-name="P16" draw:layer="layout" svg:width="4cm" svg:height="0.7cm" svg:x="1.9cm" svg:y="18.4cm">
          <draw:text-box>
            <text:p text:style-name="P16">*multiple instanc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3" draw:display-name="Arrowheads 3" svg:viewBox="0 0 3000 3000" svg:d="m1500 0 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phan </meta:initial-creator>
    <meta:creation-date>2014-05-24T16:26:21</meta:creation-date>
    <dc:date>2014-12-01T22:44:00</dc:date>
    <meta:editing-duration>PT13H11M45S</meta:editing-duration>
    <meta:editing-cycles>156</meta:editing-cycles>
    <meta:generator>LibreOffice/3.5$Linux_X86_64 LibreOffice_project/350m1$Build-2</meta:generator>
    <dc:creator>stephan </dc:creator>
    <meta:document-statistic meta:object-count="60"/>
  </office:meta>
</office:document-meta>
</file>